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Info.deleteParameter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Info.getBase( Boolean secu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Info.addParameter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kInfo.LinkInfo( HttpServletRequest request , int defaultPort , int defaultSecure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nkInfo.getAbsoluteUrl( HttpServletRequest request , boolean useSecure , int po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inkInfo.addEvent( Eve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